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6" style:family="paragraph" style:parent-style-name="Text_20_body" style:list-style-name="L80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7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4" style:family="paragraph" style:parent-style-name="Standard" style:list-style-name="L80">
      <style:text-properties style:font-name="Arial" fo:font-size="13pt" style:font-name-asian="Arimo" style:font-size-asian="13pt" style:font-size-complex="13pt"/>
    </style:style>
    <style:style style:name="P25" style:family="paragraph" style:parent-style-name="Table_20_Contents">
      <style:text-properties style:font-name="ＭＳ Ｐゴシック" style:font-name-asian="ＭＳ Ｐゴシック"/>
    </style:style>
    <style:style style:name="P2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3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9">1</text:p>
          </table:table-cell>
          <table:table-cell table:style-name="表32.B1" office:value-type="string">
            <text:p text:style-name="P9">現場</text:p>
          </table:table-cell>
          <table:table-cell table:style-name="表32.C1" office:value-type="string">
            <text:p text:style-name="P10">ガーラ横浜大口Ⅱ</text:p>
          </table:table-cell>
        </table:table-row>
        <table:table-row>
          <table:table-cell table:style-name="表32.A2" office:value-type="float" office:value="2">
            <text:p text:style-name="P9">2</text:p>
          </table:table-cell>
          <table:table-cell table:style-name="表32.B2" office:value-type="string">
            <text:p text:style-name="P9">天気</text:p>
          </table:table-cell>
          <table:table-cell table:style-name="表32.C2" office:value-type="string">
            <text:p text:style-name="P10">晴れ。</text:p>
          </table:table-cell>
        </table:table-row>
        <table:table-row>
          <table:table-cell table:style-name="表32.A2" office:value-type="float" office:value="3">
            <text:p text:style-name="P9">3</text:p>
          </table:table-cell>
          <table:table-cell table:style-name="表32.B2" office:value-type="string">
            <text:p text:style-name="P9">最寄り</text:p>
          </table:table-cell>
          <table:table-cell table:style-name="表32.C2" office:value-type="string">
            <text:p text:style-name="P10">大口</text:p>
          </table:table-cell>
        </table:table-row>
        <table:table-row>
          <table:table-cell table:style-name="表32.B2" office:value-type="string">
            <text:p text:style-name="P9">3-2</text:p>
            <text:p text:style-name="P9"/>
          </table:table-cell>
          <table:table-cell table:style-name="表32.B2" office:value-type="string">
            <text:p text:style-name="P10">開始／終了時刻</text:p>
          </table:table-cell>
          <table:table-cell table:style-name="表32.C2" office:value-type="string">
            <text:list xml:id="list4313462669619027644" text:style-name="L1">
              <text:list-item>
                <text:p text:style-name="P27">開始　：９時過ぎ。１５分ぐらいか</text:p>
              </text:list-item>
              <text:list-item>
                <text:p text:style-name="P27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9">4</text:p>
          </table:table-cell>
          <table:table-cell table:style-name="表32.B2" office:value-type="string">
            <text:p text:style-name="P9">他職：ポンプ</text:p>
          </table:table-cell>
          <table:table-cell table:style-name="表32.C2" office:value-type="string">
            <text:list xml:id="list7902823938945729121" text:style-name="L2">
              <text:list-item>
                <text:p text:style-name="P28">「山雅」工業、か。「雅」が入っている。</text:p>
              </text:list-item>
              <text:list-item>
                <text:p text:style-name="P28">３名。親方さんらしき人、１７０尺。日に焼けている。</text:p>
              </text:list-item>
              <text:list-item>
                <text:p text:style-name="P28">もう一人、背は１７５ぐらい。痩せている。</text:p>
              </text:list-item>
              <text:list-item>
                <text:p text:style-name="P28">３人目、「ドーク」だったか、カタカナ。モンゴルか？腹が出ている。</text:p>
              </text:list-item>
              <text:list-item>
                <text:p text:style-name="P28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9">5</text:p>
          </table:table-cell>
          <table:table-cell table:style-name="表32.B2" office:value-type="string">
            <text:p text:style-name="P9">他職：土工さん</text:p>
          </table:table-cell>
          <table:table-cell table:style-name="表32.C2" office:value-type="string">
            <text:list xml:id="list8333532220833033701" text:style-name="L3">
              <text:list-item>
                <text:p text:style-name="P29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9">6</text:p>
          </table:table-cell>
          <table:table-cell table:style-name="表32.B2" office:value-type="string">
            <text:p text:style-name="P9">他職：電気屋さんの相番の人</text:p>
          </table:table-cell>
          <table:table-cell table:style-name="表32.C2" office:value-type="string">
            <text:list xml:id="list6687445045476036436" text:style-name="L4">
              <text:list-item>
                <text:p text:style-name="P30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9">6--2</text:p>
          </table:table-cell>
          <table:table-cell table:style-name="表32.B2" office:value-type="string">
            <text:p text:style-name="P9">他職：<text:span text:style-name="T2">警備</text:span></text:p>
          </table:table-cell>
          <table:table-cell table:style-name="表32.C2" office:value-type="string">
            <text:list xml:id="list6351330882927904561" text:style-name="L5">
              <text:list-item>
                <text:p text:style-name="P31"/>
              </text:list-item>
            </text:list>
          </table:table-cell>
        </table:table-row>
        <table:table-row>
          <table:table-cell table:style-name="表32.B2" office:value-type="string">
            <text:p text:style-name="P9"/>
          </table:table-cell>
          <table:table-cell table:style-name="表32.B2" office:value-type="string">
            <text:p text:style-name="P9">他職：<text:span text:style-name="T2">土間屋さん</text:span></text:p>
          </table:table-cell>
          <table:table-cell table:style-name="表32.C2" office:value-type="string">
            <text:list xml:id="list5519470628367053091" text:style-name="L6">
              <text:list-item>
                <text:p text:style-name="P32"/>
              </text:list-item>
            </text:list>
          </table:table-cell>
        </table:table-row>
        <table:table-row>
          <table:table-cell table:style-name="表32.B2" office:value-type="string">
            <text:p text:style-name="P9"/>
          </table:table-cell>
          <table:table-cell table:style-name="表32.B2" office:value-type="string">
            <text:p text:style-name="P9">他職：<text:span text:style-name="T2">大工さん</text:span></text:p>
          </table:table-cell>
          <table:table-cell table:style-name="表32.C2" office:value-type="string">
            <text:list xml:id="list7762804068093515719" text:style-name="L7">
              <text:list-item>
                <text:p text:style-name="P33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9">7</text:p>
          </table:table-cell>
          <table:table-cell table:style-name="表32.B2" office:value-type="string">
            <text:p text:style-name="P9">監督さん</text:p>
          </table:table-cell>
          <table:table-cell table:style-name="表32.C2" office:value-type="string">
            <text:list xml:id="list8383956008567554600" text:style-name="L8">
              <text:list-item>
                <text:p text:style-name="P34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9">8</text:p>
          </table:table-cell>
          <table:table-cell table:style-name="表32.B2" office:value-type="string">
            <text:p text:style-name="P9">発注者の方</text:p>
          </table:table-cell>
          <table:table-cell table:style-name="表32.C2" office:value-type="string">
            <text:list xml:id="list2454557601528365418" text:style-name="L9">
              <text:list-item>
                <text:p text:style-name="P35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東和か<text:soft-page-break/>らの同僚</text:p>
          </table:table-cell>
          <table:table-cell table:style-name="表32.C2" office:value-type="string">
            <text:list xml:id="list6062914498685522939" text:style-name="L10">
              <text:list-item>
                <text:p text:style-name="P36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9">9</text:p>
          </table:table-cell>
          <table:table-cell table:style-name="表32.B2" office:value-type="string">
            <text:p text:style-name="P9">現場見取り図</text:p>
          </table:table-cell>
          <table:table-cell table:style-name="表32.C2" office:value-type="string">
            <text:p text:style-name="P9"/>
          </table:table-cell>
        </table:table-row>
        <table:table-row>
          <table:table-cell table:style-name="表32.A2" office:value-type="float" office:value="10">
            <text:p text:style-name="P9">10</text:p>
          </table:table-cell>
          <table:table-cell table:style-name="表32.B2" office:value-type="string">
            <text:p text:style-name="P10">段取り</text:p>
          </table:table-cell>
          <table:table-cell table:style-name="表32.C2" office:value-type="string">
            <text:list xml:id="list5335433206321392724" text:style-name="L11">
              <text:list-item>
                <text:p text:style-name="P37"/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行き帰りでの出来事、見聞</text:p>
          </table:table-cell>
          <table:table-cell table:style-name="表32.C2" office:value-type="string">
            <text:list xml:id="list1368462284360251727" text:style-name="L12">
              <text:list-item>
                <text:p text:style-name="P38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8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周囲の事物</text:p>
          </table:table-cell>
          <table:table-cell table:style-name="表32.C2" office:value-type="string">
            <text:list xml:id="list8786557710557245881" text:style-name="L13">
              <text:list-item>
                <text:p text:style-name="P39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9">11</text:p>
          </table:table-cell>
          <table:table-cell table:style-name="表32.B2" office:value-type="string">
            <text:p text:style-name="P10">その他</text:p>
          </table:table-cell>
          <table:table-cell table:style-name="表32.C2" office:value-type="string">
            <text:list xml:id="list2468844752411195295" text:style-name="L14">
              <text:list-item>
                <text:p text:style-name="P40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9">12</text:p>
          </table:table-cell>
          <table:table-cell table:style-name="表32.B2" office:value-type="string">
            <text:p text:style-name="P10">やってもらったこと</text:p>
          </table:table-cell>
          <table:table-cell table:style-name="表32.C2" office:value-type="string">
            <text:list xml:id="list2608109816373493428" text:style-name="L15">
              <text:list-item>
                <text:p text:style-name="P41">橘の人に、サインをもらった。</text:p>
              </text:list-item>
              <text:list-item>
                <text:p text:style-name="P41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危険予知、危険感知</text:p>
          </table:table-cell>
          <table:table-cell table:style-name="表32.C2" office:value-type="string">
            <text:list xml:id="list8192612840348033154" text:style-name="L16">
              <text:list-item>
                <text:p text:style-name="P42">階段。まだコンクリを打つ前の部分。足を置く場所は、踏み板の先端。それより内側だと、踏み外すか。</text:p>
              </text:list-item>
              <text:list-item>
                <text:p text:style-name="P42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3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3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9">1</text:p>
          </table:table-cell>
          <table:table-cell table:style-name="表33.B1" office:value-type="string">
            <text:p text:style-name="P9">現場</text:p>
          </table:table-cell>
          <table:table-cell table:style-name="表33.C1" office:value-type="string">
            <text:p text:style-name="P10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9">2</text:p>
          </table:table-cell>
          <table:table-cell table:style-name="表33.B2" office:value-type="string">
            <text:p text:style-name="P9">天気</text:p>
          </table:table-cell>
          <table:table-cell table:style-name="表33.C2" office:value-type="string">
            <text:p text:style-name="P10">くもり。途中、雨がパラついた。</text:p>
          </table:table-cell>
        </table:table-row>
        <table:table-row>
          <table:table-cell table:style-name="表33.A2" office:value-type="float" office:value="3">
            <text:p text:style-name="P9">3</text:p>
          </table:table-cell>
          <table:table-cell table:style-name="表33.B2" office:value-type="string">
            <text:p text:style-name="P9">最寄り</text:p>
          </table:table-cell>
          <table:table-cell table:style-name="表33.C2" office:value-type="string">
            <text:p text:style-name="P10">日吉駅</text:p>
          </table:table-cell>
        </table:table-row>
        <table:table-row>
          <table:table-cell table:style-name="表33.B2" office:value-type="string">
            <text:p text:style-name="P9">3-2</text:p>
            <text:p text:style-name="P9"/>
          </table:table-cell>
          <table:table-cell table:style-name="表33.B2" office:value-type="string">
            <text:p text:style-name="P10">開始／終了時刻</text:p>
          </table:table-cell>
          <table:table-cell table:style-name="表33.C2" office:value-type="string">
            <text:list xml:id="list7945279124424951427" text:style-name="L17">
              <text:list-item>
                <text:p text:style-name="P43">開始　：　９時２０分ごろか</text:p>
              </text:list-item>
              <text:list-item>
                <text:p text:style-name="P43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9">4</text:p>
          </table:table-cell>
          <table:table-cell table:style-name="表33.B2" office:value-type="string">
            <text:p text:style-name="P9">他職：ポンプ</text:p>
          </table:table-cell>
          <table:table-cell table:style-name="表33.C2" office:value-type="string">
            <text:list xml:id="list5923307380105044598" text:style-name="L18">
              <text:list-item>
                <text:p text:style-name="P44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9">5</text:p>
          </table:table-cell>
          <table:table-cell table:style-name="表33.B2" office:value-type="string">
            <text:p text:style-name="P9">他職：土工さん</text:p>
          </table:table-cell>
          <table:table-cell table:style-name="表33.C2" office:value-type="string">
            <text:list xml:id="list5390060548179082515" text:style-name="L19">
              <text:list-item>
                <text:p text:style-name="P45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45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9">6</text:p>
          </table:table-cell>
          <table:table-cell table:style-name="表33.B2" office:value-type="string">
            <text:p text:style-name="P9">他職：電気屋さんの相番の人</text:p>
          </table:table-cell>
          <table:table-cell table:style-name="表33.C2" office:value-type="string">
            <text:list xml:id="list1705700488031426470" text:style-name="L20">
              <text:list-item>
                <text:p text:style-name="P46"/>
              </text:list-item>
            </text:list>
          </table:table-cell>
        </table:table-row>
        <table:table-row>
          <table:table-cell table:style-name="表33.B2" office:value-type="string">
            <text:p text:style-name="P9">6--2</text:p>
          </table:table-cell>
          <table:table-cell table:style-name="表33.B2" office:value-type="string">
            <text:p text:style-name="P9">他職：<text:span text:style-name="T2">警備</text:span></text:p>
          </table:table-cell>
          <table:table-cell table:style-name="表33.C2" office:value-type="string">
            <text:list xml:id="list2700400217114712018" text:style-name="L21">
              <text:list-item>
                <text:p text:style-name="P47"/>
              </text:list-item>
            </text:list>
          </table:table-cell>
        </table:table-row>
        <table:table-row>
          <table:table-cell table:style-name="表33.B2" office:value-type="string">
            <text:p text:style-name="P9"/>
          </table:table-cell>
          <table:table-cell table:style-name="表33.B2" office:value-type="string">
            <text:p text:style-name="P9">他職：<text:span text:style-name="T2">土間屋さん</text:span></text:p>
          </table:table-cell>
          <table:table-cell table:style-name="表33.C2" office:value-type="string">
            <text:list xml:id="list9186033845008342778" text:style-name="L22">
              <text:list-item>
                <text:p text:style-name="P48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9"/>
          </table:table-cell>
          <table:table-cell table:style-name="表33.B2" office:value-type="string">
            <text:p text:style-name="P9">他職：<text:span text:style-name="T2">大工さん</text:span></text:p>
          </table:table-cell>
          <table:table-cell table:style-name="表33.C2" office:value-type="string">
            <text:list xml:id="list3615592637682987883" text:style-name="L23">
              <text:list-item>
                <text:p text:style-name="P49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9">7</text:p>
          </table:table-cell>
          <table:table-cell table:style-name="表33.B2" office:value-type="string">
            <text:p text:style-name="P9">監督さん</text:p>
          </table:table-cell>
          <table:table-cell table:style-name="表33.C2" office:value-type="string">
            <text:list xml:id="list4750739401963818097" text:style-name="L24">
              <text:list-item>
                <text:p text:style-name="P50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9">8</text:p>
          </table:table-cell>
          <table:table-cell table:style-name="表33.B2" office:value-type="string">
            <text:p text:style-name="P9">発注者の方</text:p>
          </table:table-cell>
          <table:table-cell table:style-name="表33.C2" office:value-type="string">
            <text:list xml:id="list1451344294347281064" text:style-name="L25">
              <text:list-item>
                <text:p text:style-name="P51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51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東和からの同僚</text:p>
          </table:table-cell>
          <table:table-cell table:style-name="表33.C2" office:value-type="string">
            <text:list xml:id="list3987480960308305531" text:style-name="L26">
              <text:list-item>
                <text:p text:style-name="P52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9">9</text:p>
          </table:table-cell>
          <table:table-cell table:style-name="表33.B2" office:value-type="string">
            <text:p text:style-name="P9">現場見取り図</text:p>
          </table:table-cell>
          <table:table-cell table:style-name="表33.C2" office:value-type="string">
            <text:p text:style-name="P9"/>
          </table:table-cell>
        </table:table-row>
        <table:table-row>
          <table:table-cell table:style-name="表33.A2" office:value-type="float" office:value="10">
            <text:p text:style-name="P9">10</text:p>
          </table:table-cell>
          <table:table-cell table:style-name="表33.B2" office:value-type="string">
            <text:p text:style-name="P10">段取り</text:p>
          </table:table-cell>
          <table:table-cell table:style-name="表33.C2" office:value-type="string">
            <text:list xml:id="list7562509546523147839" text:style-name="L27">
              <text:list-item>
                <text:p text:style-name="P53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行き帰りでの出来事、見聞</text:p>
          </table:table-cell>
          <table:table-cell table:style-name="表33.C2" office:value-type="string">
            <text:list xml:id="list260612491718643927" text:style-name="L28">
              <text:list-item>
                <text:p text:style-name="P54"/>
              </text:list-item>
            </text:list>
          </table:table-cell>
        </table:table-row>
        <text:soft-page-break/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周囲の事物</text:p>
          </table:table-cell>
          <table:table-cell table:style-name="表33.C2" office:value-type="string">
            <text:list xml:id="list1557531756129586338" text:style-name="L29">
              <text:list-item>
                <text:p text:style-name="P55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9">11</text:p>
          </table:table-cell>
          <table:table-cell table:style-name="表33.B2" office:value-type="string">
            <text:p text:style-name="P10">その他</text:p>
          </table:table-cell>
          <table:table-cell table:style-name="表33.C2" office:value-type="string">
            <text:list xml:id="list1585071428311410847" text:style-name="L30">
              <text:list-item>
                <text:p text:style-name="P56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9">12</text:p>
          </table:table-cell>
          <table:table-cell table:style-name="表33.B2" office:value-type="string">
            <text:p text:style-name="P10">やってもらったこと</text:p>
          </table:table-cell>
          <table:table-cell table:style-name="表33.C2" office:value-type="string">
            <text:list xml:id="list3730146390669796137" text:style-name="L31">
              <text:list-item>
                <text:p text:style-name="P57"/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危険予知、危険感知</text:p>
          </table:table-cell>
          <table:table-cell table:style-name="表33.C2" office:value-type="string">
            <text:list xml:id="list7788837126036288307" text:style-name="L32">
              <text:list-item>
                <text:p text:style-name="P58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3"/>
      <text:p text:style-name="P4">[/ XXXX] 20201205_154230</text:p>
      <text:p text:style-name="P13"/>
      <text:p text:style-name="P15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3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西神奈川１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晴れ。雲あり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東神奈川（JR東）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刻</text:p>
          </table:table-cell>
          <table:table-cell table:style-name="表1.C2" office:value-type="string">
            <text:list xml:id="list2746455488776385323" text:style-name="L33">
              <text:list-item>
                <text:p text:style-name="P59">開始　：　１０ぐらい</text:p>
              </text:list-item>
              <text:list-item>
                <text:p text:style-name="P59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8031665117639564804" text:style-name="L34">
              <text:list-item>
                <text:p text:style-name="P60">“kensho”。２人。一人は、ベトナムの人。若い。１７３ぐらいか。やせ型。</text:p>
              </text:list-item>
              <text:list-item>
                <text:p text:style-name="P60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4666204547758064370" text:style-name="L35">
              <text:list-item>
                <text:p text:style-name="P61">“ability”。メットの文字には、アルファベットを使っている。</text:p>
              </text:list-item>
              <text:list-item>
                <text:p text:style-name="P61">親方さんだけが、日本人か。他はみな、ベトナム人。若い人たち。</text:p>
              </text:list-item>
              <text:list-item>
                <text:p text:style-name="P61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7312759064629151788" text:style-name="L36">
              <text:list-item>
                <text:p text:style-name="P62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62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oft-page-break/><text:span text:style-name="T2">警備</text:span></text:p>
          </table:table-cell>
          <table:table-cell table:style-name="表1.C2" office:value-type="string">
            <text:list xml:id="list6449477394446897982" text:style-name="L37">
              <text:list-item>
                <text:p text:style-name="P63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1777070943090608687" text:style-name="L38">
              <text:list-item>
                <text:p text:style-name="P64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8935492089365565897" text:style-name="L39">
              <text:list-item>
                <text:p text:style-name="P65">２人。６０ぐらいの人。もう一人は、４０前半か。１７０少し。指笛、できる。</text:p>
              </text:list-item>
              <text:list-item>
                <text:p text:style-name="P65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300276118888891590" text:style-name="L40">
              <text:list-item>
                <text:p text:style-name="P66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7250874993314908792" text:style-name="L41">
              <text:list-item>
                <text:p text:style-name="P67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9201135264225644019" text:style-name="L42">
              <text:list-item>
                <text:p text:style-name="P68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4201568294743610433" text:style-name="L43">
              <text:list-item>
                <text:p text:style-name="P69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2257417161099457521" text:style-name="L44">
              <text:list-item>
                <text:p text:style-name="P70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7173092195560045951" text:style-name="L45">
              <text:list-item>
                <text:p text:style-name="P71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1849736788029440912" text:style-name="L46">
              <text:list-item>
                <text:p text:style-name="P7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6433701834385019085" text:style-name="L47">
              <text:list-item>
                <text:p text:style-name="P73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6658074809217173943" text:style-name="L48">
              <text:list-item>
                <text:p text:style-name="P74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3"/>
      <text:p text:style-name="P4">[/ XXXX] 20201212_172435</text:p>
      <text:p text:style-name="P13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3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金沢区富岡東PJ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南部市場駅</text:p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3090417079159603272" text:style-name="L81">
              <text:list-item>
                <text:p text:style-name="P105">開始　：　９時半ぐらい</text:p>
              </text:list-item>
              <text:list-item>
                <text:p text:style-name="P105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7759889041179642311" text:style-name="L49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2850179617782320103" text:style-name="L50">
              <text:list-item>
                <text:p text:style-name="P76">「エスアンドシー」。バイブ、３人。</text:p>
              </text:list-item>
              <text:list-item>
                <text:p text:style-name="P76">バイブの一人、４０前後か。若く見える。眉間に、縦ジワ。顔の皮ふ、アトピーのあと。</text:p>
              </text:list-item>
              <text:list-item>
                <text:p text:style-name="P76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6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相番の人</text:p>
          </table:table-cell>
          <table:table-cell table:style-name="表2.C2" office:value-type="string">
            <text:list xml:id="list3782421538340380533" text:style-name="L51">
              <text:list-item>
                <text:p text:style-name="P77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060485201899656741" text:style-name="L52">
              <text:list-item>
                <text:p text:style-name="P78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8132771474635526734" text:style-name="L53">
              <text:list-item>
                <text:p text:style-name="P79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1516619727701335116" text:style-name="L54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9105499280799201706" text:style-name="L55">
              <text:list-item>
                <text:p text:style-name="P81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4842056598717031172" text:style-name="L56">
              <text:list-item>
                <text:p text:style-name="P82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6825399752010552888" text:style-name="L57">
              <text:list-item>
                <text:p text:style-name="P83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1130895019697970557" text:style-name="L58">
              <text:list-item>
                <text:p text:style-name="P84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782760249383704718" text:style-name="L59">
              <text:list-item>
                <text:p text:style-name="P85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5320188516555830184" text:style-name="L60">
              <text:list-item>
                <text:p text:style-name="P86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5739077983050944406" text:style-name="L61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1822887982486126026" text:style-name="L62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6549974831205914616" text:style-name="L63">
              <text:list-item>
                <text:p text:style-name="P89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9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3"/>
      <text:p text:style-name="P4">[/ XXXX] 20201219_144436</text:p>
      <text:p text:style-name="P5"/>
      <text:p text:style-name="P8">@@@</text:p>
      <text:p text:style-name="P5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/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/>
          </table:table-cell>
        </table:table-row>
        <text:soft-page-break/>
        <table:table-row>
          <table:table-cell table:style-name="表3.B2" office:value-type="string">
            <text:p text:style-name="P9">3-2</text:p>
            <text:p text:style-name="P9"/>
          </table:table-cell>
          <table:table-cell table:style-name="表3.B2" office:value-type="string">
            <text:p text:style-name="P10">開始／終了時刻</text:p>
          </table:table-cell>
          <table:table-cell table:style-name="表3.C2" office:value-type="string">
            <text:list xml:id="list34675805" text:continue-list="list7945279124424951427" text:style-name="L17">
              <text:list-item>
                <text:p text:style-name="P43">開始</text:p>
              </text:list-item>
              <text:list-item>
                <text:p text:style-name="P43">詰所到着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8679756123399296718" text:style-name="L82">
              <text:list-item>
                <text:p text:style-name="P106"/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5243841179095676896" text:style-name="L83">
              <text:list-item>
                <text:p text:style-name="P107"/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電気屋さんの相番の人</text:p>
          </table:table-cell>
          <table:table-cell table:style-name="表3.C2" office:value-type="string">
            <text:list xml:id="list4853360449908500237" text:style-name="L84">
              <text:list-item>
                <text:p text:style-name="P108"/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5520368515707988148" text:style-name="L85">
              <text:list-item>
                <text:p text:style-name="P109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7583060260432370161" text:style-name="L86">
              <text:list-item>
                <text:p text:style-name="P110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6956699528914726592" text:style-name="L87">
              <text:list-item>
                <text:p text:style-name="P111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1479527376332782795" text:style-name="L88">
              <text:list-item>
                <text:p text:style-name="P112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973162694447757812" text:style-name="L89">
              <text:list-item>
                <text:p text:style-name="P113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8818397611778641622" text:style-name="L90">
              <text:list-item>
                <text:p text:style-name="P114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6873631318845829112" text:style-name="L91">
              <text:list-item>
                <text:p text:style-name="P115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4437270434262175230" text:style-name="L92">
              <text:list-item>
                <text:p text:style-name="P116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5235081009607440056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181969119467123480" text:style-name="L94">
              <text:list-item>
                <text:p text:style-name="P118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9">12</text:p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4471953161726228033" text:style-name="L95">
              <text:list-item>
                <text:p text:style-name="P119"/>
              </text:list-item>
            </text:list>
          </table:table-cell>
        </table:table-row>
        <text:soft-page-break/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危険予知、危険感知</text:p>
          </table:table-cell>
          <table:table-cell table:style-name="表3.C2" office:value-type="string">
            <text:list xml:id="list6489626630888808315" text:style-name="L96">
              <text:list-item>
                <text:p text:style-name="P120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4673887" text:continue-list="list34675805" text:style-name="L17">
              <text:list-item>
                <text:p text:style-name="P43">開始</text:p>
              </text:list-item>
              <text:list-item>
                <text:p text:style-name="P4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425680914706163806" text:style-name="L64">
              <text:list-item>
                <text:p text:style-name="P9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273898444985215014" text:style-name="L65">
              <text:list-item>
                <text:p text:style-name="P9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3425126793301768642" text:style-name="L66">
              <text:list-item>
                <text:p text:style-name="P92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8522123676342848283" text:style-name="L67">
              <text:list-item>
                <text:p text:style-name="P93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2329097262866649201" text:style-name="L68">
              <text:list-item>
                <text:p text:style-name="P94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1565994479644187861" text:style-name="L69">
              <text:list-item>
                <text:p text:style-name="P9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<text:soft-page-break/>ん</text:p>
          </table:table-cell>
          <table:table-cell table:style-name="表13.C2" office:value-type="string">
            <text:list xml:id="list630063906278514786" text:style-name="L70">
              <text:list-item>
                <text:p text:style-name="P9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4602612088379798614" text:style-name="L71">
              <text:list-item>
                <text:p text:style-name="P9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749285986338342686" text:style-name="L72">
              <text:list-item>
                <text:p text:style-name="P9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1248335861519895259" text:style-name="L73">
              <text:list-item>
                <text:p text:style-name="P9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3430587272147222343" text:style-name="L74">
              <text:list-item>
                <text:p text:style-name="P10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7207214343479933290" text:style-name="L75">
              <text:list-item>
                <text:p text:style-name="P10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8982622780460743918" text:style-name="L76">
              <text:list-item>
                <text:p text:style-name="P102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08388800660103140" text:style-name="L77">
              <text:list-item>
                <text:p text:style-name="P10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5214235875468174288" text:style-name="L78">
              <text:list-item>
                <text:p text:style-name="P104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6631744765718798858" text:style-name="L79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2855164166636625881" text:style-name="L80">
        <text:list-item>
          <text:p text:style-name="P16">close</text:p>
          <text:list>
            <text:list-item>
              <text:p text:style-name="P16"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  <table:table-row>
          <table:table-cell table:style-name="表276.A3" office:value-type="string">
            <text:p text:style-name="P11">e &amp;&amp; p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</table:table>
      <text:list xml:id="list34652128" text:continue-numbering="true" text:style-name="L80">
        <text:list-item>
          <text:p text:style-name="P24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2-19T14:45:04.02</dc:date>
    <dc:creator>iwabuchi ken</dc:creator>
    <meta:editing-duration>P1DT5H9M37S</meta:editing-duration>
    <meta:editing-cycles>196</meta:editing-cycles>
    <meta:generator>OpenOffice/4.1.3$Win32 OpenOffice.org_project/413m1$Build-9783</meta:generator>
    <meta:document-statistic meta:table-count="7" meta:image-count="0" meta:object-count="0" meta:page-count="10" meta:paragraph-count="334" meta:word-count="4585" meta:character-count="6450"/>
  </office:meta>
</office:document-meta>
</file>